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024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327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_20_1_20_-_20_Tab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end" fo:margin-left="0in"/>
    </style:style>
    <style:style style:name="ce9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3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svg:width="9.3882in" svg:height="6.6799in" svg:x="0.4047in" svg:y="6.2819in">
            <draw:object draw:notify-on-update-of-ranges="'Sheet 1 - Table 1'.B6:'Sheet 1 - Table 1'.B12 'Sheet 1 - Table 1'.D5:'Sheet 1 - Table 1'.D5 'Sheet 1 - Table 1'.D6:'Sheet 1 - Table 1'.D12 'Sheet 1 - Table 1'.E5:'Sheet 1 - Table 1'.E5 'Sheet 1 - Table 1'.E6:'Sheet 1 - Table 1'.E12 'Sheet 1 - Table 1'.F5:'Sheet 1 - Table 1'.F5 'Sheet 1 - Table 1'.F6:'Sheet 1 - Table 1'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53.86" calcext:value-type="float">
            <text:p>53.86</text:p>
          </table:table-cell>
          <table:table-cell table:style-name="ce9" office:value-type="float" office:value="1" calcext:value-type="float">
            <text:p>1.0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([.D6]/[.B6])" office:value-type="float" office:value="1" calcext:value-type="float">
            <text:p>1.0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8" office:value-type="float" office:value="145.22" calcext:value-type="float">
            <text:p>145.22</text:p>
          </table:table-cell>
          <table:table-cell table:style-name="ce9" table:formula="of:=([.C6]/[.C7])" office:value-type="float" office:value="0.370885552954139" calcext:value-type="float">
            <text:p>0.4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([.D7]/[.B7])" office:value-type="float" office:value="0.185442776477069" calcext:value-type="float">
            <text:p>0.19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49.82" calcext:value-type="float">
            <text:p>49.82</text:p>
          </table:table-cell>
          <table:table-cell table:style-name="ce9" table:formula="of:=([.C6]/[.C8])" office:value-type="float" office:value="1.08109193095143" calcext:value-type="float">
            <text:p>1.1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([.D8]/[.B8])" office:value-type="float" office:value="0.270272982737856" calcext:value-type="float">
            <text:p>0.27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office:value-type="float" office:value="24.5" calcext:value-type="float">
            <text:p>24.50</text:p>
          </table:table-cell>
          <table:table-cell table:style-name="ce9" table:formula="of:=([.C6]/[.C9])" office:value-type="float" office:value="2.19836734693878" calcext:value-type="float">
            <text:p>2.2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([.D9]/[.B9])" office:value-type="float" office:value="0.366394557823129" calcext:value-type="float">
            <text:p>0.37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office:value-type="float" office:value="20.49" calcext:value-type="float">
            <text:p>20.49</text:p>
          </table:table-cell>
          <table:table-cell table:style-name="ce9" table:formula="of:=([.C6]/[.C10])" office:value-type="float" office:value="2.62859931673987" calcext:value-type="float">
            <text:p>2.6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([.D10]/[.B10])" office:value-type="float" office:value="0.328574914592484" calcext:value-type="float">
            <text:p>0.3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8" office:value-type="float" office:value="13.35" calcext:value-type="float">
            <text:p>13.35</text:p>
          </table:table-cell>
          <table:table-cell table:style-name="ce9" table:formula="of:=([.C6]/[.C11])" office:value-type="float" office:value="4.03445692883895" calcext:value-type="float">
            <text:p>4.0</text:p>
          </table:table-cell>
          <table:table-cell table:style-name="ce10" office:value-type="float" office:value="16" calcext:value-type="float">
            <text:p>16</text:p>
          </table:table-cell>
          <table:table-cell table:style-name="ce12" table:formula="of:=([.D11]/[.B11])" office:value-type="float" office:value="0.252153558052434" calcext:value-type="float">
            <text:p>0.25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2" calcext:value-type="float">
            <text:p>32</text:p>
          </table:table-cell>
          <table:table-cell table:style-name="ce7" office:value-type="float" office:value="21.94" calcext:value-type="float">
            <text:p>21.94</text:p>
          </table:table-cell>
          <table:table-cell table:style-name="ce9" table:formula="of:=([.C7]/[.C12])" office:value-type="float" office:value="6.61896080218778" calcext:value-type="float">
            <text:p>6.6</text:p>
          </table:table-cell>
          <table:table-cell table:style-name="ce11" office:value-type="float" office:value="32" calcext:value-type="float">
            <text:p>32</text:p>
          </table:table-cell>
          <table:table-cell table:style-name="ce12" table:formula="of:=([.D12]/[.B12])" office:value-type="float" office:value="0.206842525068368" calcext:value-type="float">
            <text:p>0.21</text:p>
          </table:table-cell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5" table:default-cell-style-name="ce13"/>
        <table:table-column table:style-name="co6" table:number-columns-repeated="4" table:default-cell-style-name="ce15"/>
        <table:table-row table:style-name="ro5">
          <table:table-cell office:value-type="string" calcext:value-type="string" table:number-columns-spanned="1" table:number-rows-spanned="2">
            <text:p>nucleos (nodos)</text:p>
          </table:table-cell>
          <table:table-cell table:style-name="ce14" office:value-type="string" calcext:value-type="string" table:number-columns-spanned="4" table:number-rows-spanned="1">
            <text:p>process (np)</text:p>
          </table:table-cell>
          <table:covered-table-cell table:number-columns-repeated="3" table:style-name="ce14"/>
        </table:table-row>
        <table:table-row table:style-name="ro5">
          <table:covered-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6" calcext:value-type="float">
            <text:p>1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2.37" calcext:value-type="float">
            <text:p>62.37</text:p>
          </table:table-cell>
          <table:table-cell office:value-type="float" office:value="19.78" calcext:value-type="float">
            <text:p>19.78</text:p>
          </table:table-cell>
          <table:table-cell office:value-type="float" office:value="14.29" calcext:value-type="float">
            <text:p>14.29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43.87" calcext:value-type="float">
            <text:p>143.87</text:p>
          </table:table-cell>
          <table:table-cell office:value-type="float" office:value="25.4" calcext:value-type="float">
            <text:p>25.40</text:p>
          </table:table-cell>
          <table:table-cell office:value-type="float" office:value="15.73" calcext:value-type="float">
            <text:p>15.73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44.62" calcext:value-type="float">
            <text:p>144.62</text:p>
          </table:table-cell>
          <table:table-cell office:value-type="float" office:value="32.65" calcext:value-type="float">
            <text:p>32.65</text:p>
          </table:table-cell>
          <table:table-cell office:value-type="float" office:value="22.09" calcext:value-type="float">
            <text:p>22.09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49.72" calcext:value-type="float">
            <text:p>149.72</text:p>
          </table:table-cell>
          <table:table-cell office:value-type="float" office:value="47.02" calcext:value-type="float">
            <text:p>47.02</text:p>
          </table:table-cell>
          <table:table-cell office:value-type="float" office:value="28.8" calcext:value-type="float">
            <text:p>28.80</text:p>
          </table:table-cell>
          <table:table-cell office:value-type="float" office:value="24.53" calcext:value-type="float">
            <text:p>24.5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57.13" calcext:value-type="float">
            <text:p>157.13</text:p>
          </table:table-cell>
          <table:table-cell office:value-type="float" office:value="45.76" calcext:value-type="float">
            <text:p>45.76</text:p>
          </table:table-cell>
          <table:table-cell office:value-type="float" office:value="28.25" calcext:value-type="float">
            <text:p>28.25</text:p>
          </table:table-cell>
          <table:table-cell office:value-type="float" office:value="31.08" calcext:value-type="float">
            <text:p>31.08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43.85" calcext:value-type="float">
            <text:p>143.85</text:p>
          </table:table-cell>
          <table:table-cell office:value-type="float" office:value="41.33" calcext:value-type="float">
            <text:p>41.33</text:p>
          </table:table-cell>
          <table:table-cell office:value-type="float" office:value="40.56" calcext:value-type="float">
            <text:p>40.56</text:p>
          </table:table-cell>
          <table:table-cell office:value-type="float" office:value="29.92" calcext:value-type="float">
            <text:p>29.92</text:p>
          </table:table-cell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5" number:language="en" number:country="US">
      <number:number number:decimal-places="1" number:min-integer-digits="1"/>
    </number:number-style>
    <number:number-style style:name="N10156" number:language="en" number:country="US">
      <number:number number:decimal-places="3" number:min-integer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9:35:35.486095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26:45</meta:creation-date>
    <dc:date>2015-04-27T21:17:36.569531922</dc:date>
    <meta:generator>LibreOffice/4.2.8.2$Linux_X86_64 LibreOffice_project/420m0$Build-2</meta:generator>
    <meta:editing-duration>PT28M50S</meta:editing-duration>
    <meta:editing-cycles>6</meta:editing-cycles>
    <meta:document-statistic meta:table-count="2" meta:cell-count="76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1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2">
      <style:chart-properties chart:display-label="true" chart:tick-marks-major-inner="false" chart:tick-marks-major-outer="false" chart:logarithmic="false" chart:minimum="0" chart:maximum="32" chart:interval-major="4" chart:gap-width="90" chart:overlap="-10" chart:reverse-direction="false" text:line-break="fals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1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style-name="ch1">
        <chart:title svg:x="7.655cm" svg:y="0.459cm" chart:style-name="ch2">
          <text:p>Aplicação / Máquina</text:p>
        </chart:title>
        <chart:legend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12 'Sheet 1 - Table 1'.D5:'Sheet 1 - Table 1'.F12" chart:data-source-has-labels="both" svg:x="1.177cm" svg:y="1.348cm" svg:width="20.116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2"/>
          </chart:axis>
          <chart:axis chart:dimension="x" chart:name="secondary-x" chart:style-name="ch6">
            <chart:title svg:x="10.201cm" svg:y="14.853cm" chart:style-name="ch7">
              <text:p>Núcleos</text:p>
            </chart:title>
          </chart:axis>
          <chart:axis chart:dimension="y" chart:name="primary-y" chart:style-name="ch8">
            <chart:title svg:x="21.447cm" svg:y="6.281cm" chart:style-name="ch7">
              <text:p>Eficiência</text:p>
            </chart:title>
          </chart:axis>
          <chart:axis chart:dimension="y" chart:name="secondary-y" chart:style-name="ch9">
            <chart:title svg:x="0.248cm" svg:y="10.743cm" chart:style-name="ch10">
              <text:p>Fator de Aceleração</text:p>
            </chart:title>
          </chart:axis>
          <chart:series chart:attached-axis="primary-y" chart:style-name="ch11" chart:values-cell-range-address="'Sheet 1 - Table 1'.D6:'Sheet 1 - Table 1'.D12" chart:label-cell-address="'Sheet 1 - Table 1'.D5:'Sheet 1 - Table 1'.D5" chart:class="chart:bar">
            <chart:data-point chart:repeated="7"/>
          </chart:series>
          <chart:series chart:attached-axis="secondary-y" chart:style-name="ch12" chart:values-cell-range-address="'Sheet 1 - Table 1'.E6:'Sheet 1 - Table 1'.E12" chart:label-cell-address="'Sheet 1 - Table 1'.E5:'Sheet 1 - Table 1'.E5" chart:class="chart:line">
            <chart:data-point chart:repeated="7"/>
          </chart:series>
          <chart:series chart:attached-axis="secondary-y" chart:style-name="ch13" chart:values-cell-range-address="'Sheet 1 - Table 1'.F6:'Sheet 1 - Table 1'.F12" chart:label-cell-address="'Sheet 1 - Table 1'.F5:'Sheet 1 - Table 1'.F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2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2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2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70885552954139">
                <text:p>0.370885552954139</text:p>
              </table:table-cell>
              <table:table-cell office:value-type="float" office:value="2">
                <text:p>2</text:p>
              </table:table-cell>
              <table:table-cell office:value-type="float" office:value="0.185442776477069">
                <text:p>0.1854427764770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8109193095143">
                <text:p>1.08109193095143</text:p>
              </table:table-cell>
              <table:table-cell office:value-type="float" office:value="4">
                <text:p>4</text:p>
              </table:table-cell>
              <table:table-cell office:value-type="float" office:value="0.270272982737856">
                <text:p>0.2702729827378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19836734693878">
                <text:p>2.19836734693878</text:p>
              </table:table-cell>
              <table:table-cell office:value-type="float" office:value="6">
                <text:p>6</text:p>
              </table:table-cell>
              <table:table-cell office:value-type="float" office:value="0.366394557823129">
                <text:p>0.3663945578231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2859931673987">
                <text:p>2.62859931673987</text:p>
              </table:table-cell>
              <table:table-cell office:value-type="float" office:value="8">
                <text:p>8</text:p>
              </table:table-cell>
              <table:table-cell office:value-type="float" office:value="0.328574914592484">
                <text:p>0.3285749145924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03445692883895">
                <text:p>4.03445692883895</text:p>
              </table:table-cell>
              <table:table-cell office:value-type="float" office:value="16">
                <text:p>16</text:p>
              </table:table-cell>
              <table:table-cell office:value-type="float" office:value="0.252153558052434">
                <text:p>0.2521535580524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61896080218778">
                <text:p>6.61896080218778</text:p>
              </table:table-cell>
              <table:table-cell office:value-type="float" office:value="32">
                <text:p>32</text:p>
              </table:table-cell>
              <table:table-cell office:value-type="float" office:value="0.206842525068368">
                <text:p>0.206842525068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